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999999" draw:marker-start-width="0.252cm" draw:marker-end-width="0.252cm" draw:fill-color="#ffffff" draw:textarea-horizontal-align="justify" draw:textarea-vertical-align="middle" draw:auto-grow-height="false" fo:min-height="0.20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999999" draw:marker-start-width="0.252cm" draw:marker-end-width="0.252cm" draw:fill-color="#ffff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3.54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4.04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4.556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3.032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3.032cm" svg:y="2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3.032cm" svg:y="3.53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88cm" svg:y1="3.286cm" svg:x2="5.369cm" svg:y2="3.286cm">
          <text:p/>
        </draw:line>
        <draw:custom-shape draw:style-name="gr2" draw:text-style-name="P1" draw:layer="layout" svg:width="0.508cm" svg:height="0.508cm" svg:x="7.288cm" svg:y="2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7.28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7.288cm" svg:y="3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7.788cm" svg:y="2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7.78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7.788cm" svg:y="3.53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98cm" svg:y1="3.26cm" svg:x2="8.555cm" svg:y2="3.26cm">
          <text:p/>
        </draw:line>
        <draw:line draw:style-name="gr3" draw:text-style-name="P2" draw:layer="layout" svg:x1="7.796cm" svg:y1="2.16cm" svg:x2="7.796cm" svg:y2="4.612cm">
          <text:p/>
        </draw:line>
        <draw:custom-shape draw:style-name="gr2" draw:text-style-name="P1" draw:layer="layout" svg:width="0.508cm" svg:height="0.508cm" svg:x="10.49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10.998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11.506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11.506cm" svg:y="2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12.014cm" svg:y="2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12.522cm" svg:y="2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254cm" svg:x="11.633cm" svg:y="2.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1.277cm" svg:height="0.962cm" svg:x="1.852cm" svg:y="2.17cm">
          <draw:text-box>
            <text:p>(1)</text:p>
          </draw:text-box>
        </draw:frame>
        <draw:frame draw:style-name="gr5" draw:text-style-name="P4" draw:layer="layout" svg:width="1.277cm" svg:height="0.962cm" svg:x="6.053cm" svg:y="2.17cm">
          <draw:text-box>
            <text:p>(2)</text:p>
          </draw:text-box>
        </draw:frame>
        <draw:frame draw:style-name="gr5" draw:text-style-name="P4" draw:layer="layout" svg:width="1.277cm" svg:height="0.962cm" svg:x="9.553cm" svg:y="2.17cm">
          <draw:text-box>
            <text:p>(3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15T11:12:50.574099208</meta:creation-date>
    <dc:date>2025-09-16T03:23:51.899251852</dc:date>
    <meta:editing-duration>PT15H50M19S</meta:editing-duration>
    <meta:editing-cycles>1</meta:editing-cycles>
    <meta:document-statistic meta:object-count="25"/>
    <meta:generator>LibreOffice/7.1.3.2$MacOSX_X86_64 LibreOffice_project/47f78053abe362b9384784d31a6e56f8511eb1c1</meta:generator>
  </office:meta>
</office:document-meta>
</file>